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600000006032EA22B1363C981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inter" svg:font-family="inter, 'helvetica neue', Helvetica, Arial, sans-serif"/>
  </office:font-face-decls>
  <office:automatic-styles>
    <style:style style:name="P1" style:family="paragraph" style:parent-style-name="Text_20_body">
      <style:text-properties officeooo:paragraph-rsid="001839f1"/>
    </style:style>
    <style:style style:name="P2" style:family="paragraph" style:parent-style-name="Text_20_body">
      <style:text-properties officeooo:rsid="00244809" officeooo:paragraph-rsid="00244809"/>
    </style:style>
    <style:style style:name="P3" style:family="paragraph" style:parent-style-name="Text_20_body">
      <style:text-properties officeooo:rsid="00355b78" officeooo:paragraph-rsid="00355b78"/>
    </style:style>
    <style:style style:name="P4" style:family="paragraph" style:parent-style-name="Text_20_body">
      <style:text-properties officeooo:rsid="0038b2ab" officeooo:paragraph-rsid="003b0f22"/>
    </style:style>
    <style:style style:name="P5" style:family="paragraph" style:parent-style-name="Text_20_body">
      <style:text-properties officeooo:rsid="00661982" officeooo:paragraph-rsid="0066bd24"/>
    </style:style>
    <style:style style:name="P6" style:family="paragraph" style:parent-style-name="Text_20_body">
      <style:text-properties officeooo:rsid="0066bd24" officeooo:paragraph-rsid="006a17f0"/>
    </style:style>
    <style:style style:name="P7" style:family="paragraph" style:parent-style-name="Text_20_body">
      <style:text-properties officeooo:paragraph-rsid="006bdd89"/>
    </style:style>
    <style:style style:name="P8" style:family="paragraph" style:parent-style-name="Text_20_body">
      <style:text-properties officeooo:rsid="0015d1c3" officeooo:paragraph-rsid="00294c62"/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Heading_20_2">
      <style:text-properties officeooo:rsid="007abcc1" officeooo:paragraph-rsid="007ba5ba"/>
    </style:style>
    <style:style style:name="P12" style:family="paragraph" style:parent-style-name="Text_20_body">
      <style:text-properties officeooo:rsid="0079fe67" officeooo:paragraph-rsid="0079fe67"/>
    </style:style>
    <style:style style:name="P13" style:family="paragraph" style:parent-style-name="Text_20_body">
      <style:text-properties officeooo:rsid="0079fe67" officeooo:paragraph-rsid="007ba5ba"/>
    </style:style>
    <style:style style:name="P14" style:family="paragraph" style:parent-style-name="Text_20_body">
      <style:text-properties officeooo:rsid="004e4e55" officeooo:paragraph-rsid="0079fe67"/>
    </style:style>
    <style:style style:name="P15" style:family="paragraph" style:parent-style-name="Text_20_body">
      <style:text-properties fo:font-style="normal" officeooo:rsid="0066bd24" style:font-style-asian="normal" style:font-style-complex="normal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Heading_20_1">
      <style:text-properties officeooo:paragraph-rsid="006d2d44"/>
    </style:style>
    <style:style style:name="P19" style:family="paragraph" style:parent-style-name="Heading_20_1">
      <style:text-properties officeooo:paragraph-rsid="008030c0"/>
    </style:style>
    <style:style style:name="P20" style:family="paragraph" style:parent-style-name="Text_20_body" style:list-style-name="L1">
      <style:text-properties officeooo:paragraph-rsid="0030dba0"/>
    </style:style>
    <style:style style:name="P21" style:family="paragraph" style:parent-style-name="Text_20_body" style:list-style-name="L1">
      <style:text-properties officeooo:paragraph-rsid="00323be0"/>
    </style:style>
    <style:style style:name="P22" style:family="paragraph" style:parent-style-name="Text_20_body" style:list-style-name="L1">
      <style:text-properties officeooo:paragraph-rsid="003448fe"/>
    </style:style>
    <style:style style:name="P23" style:family="paragraph" style:parent-style-name="Text_20_body" style:list-style-name="L1">
      <style:text-properties officeooo:rsid="0017278c" officeooo:paragraph-rsid="0030dba0"/>
    </style:style>
    <style:style style:name="P24" style:family="paragraph" style:parent-style-name="Text_20_body" style:list-style-name="L2">
      <style:text-properties officeooo:paragraph-rsid="0079fe67"/>
    </style:style>
    <style:style style:name="P25" style:family="paragraph" style:parent-style-name="Text_20_body" style:list-style-name="L3">
      <style:paragraph-properties fo:margin-top="0cm" fo:margin-bottom="0cm" style:contextual-spacing="false"/>
      <style:text-properties officeooo:paragraph-rsid="00552b03"/>
    </style:style>
    <style:style style:name="P26" style:family="paragraph" style:parent-style-name="Text_20_body" style:list-style-name="L3">
      <style:paragraph-properties fo:margin-top="0cm" fo:margin-bottom="0cm" style:contextual-spacing="false"/>
      <style:text-properties fo:language="pt" fo:country="PT" officeooo:rsid="0038b2ab" officeooo:paragraph-rsid="00552b03"/>
    </style:style>
    <style:style style:name="P27" style:family="paragraph" style:parent-style-name="Text_20_body" style:list-style-name="L4">
      <style:text-properties officeooo:paragraph-rsid="0079fe67"/>
    </style:style>
    <style:style style:name="P28" style:family="paragraph" style:parent-style-name="Text_20_body" style:list-style-name="L4">
      <style:text-properties officeooo:rsid="0079fe67" officeooo:paragraph-rsid="007abcc1"/>
    </style:style>
    <style:style style:name="P29" style:family="paragraph" style:parent-style-name="Text_20_body" style:list-style-name="L5">
      <style:text-properties officeooo:paragraph-rsid="0067e510"/>
    </style:style>
    <style:style style:name="P30" style:family="paragraph" style:parent-style-name="Text_20_body" style:list-style-name="L5">
      <style:text-properties officeooo:rsid="0066bd24" officeooo:paragraph-rsid="0066bd24"/>
    </style:style>
    <style:style style:name="P31" style:family="paragraph" style:parent-style-name="Text_20_body" style:list-style-name="L5">
      <style:text-properties officeooo:rsid="0066bd24" officeooo:paragraph-rsid="0068b66f"/>
    </style:style>
    <style:style style:name="P32" style:family="paragraph" style:parent-style-name="Text_20_body" style:list-style-name="L5">
      <style:text-properties officeooo:rsid="0067e510" officeooo:paragraph-rsid="0067e510"/>
    </style:style>
    <style:style style:name="T1" style:family="text">
      <style:text-properties officeooo:rsid="00158fcb"/>
    </style:style>
    <style:style style:name="T2" style:family="text">
      <style:text-properties fo:language="pt" fo:country="PT"/>
    </style:style>
    <style:style style:name="T3" style:family="text">
      <style:text-properties fo:language="pt" fo:country="PT" officeooo:rsid="00158fcb"/>
    </style:style>
    <style:style style:name="T4" style:family="text">
      <style:text-properties fo:language="pt" fo:country="PT" officeooo:rsid="0037edd4"/>
    </style:style>
    <style:style style:name="T5" style:family="text">
      <style:text-properties fo:language="pt" fo:country="PT" officeooo:rsid="003b0f22"/>
    </style:style>
    <style:style style:name="T6" style:family="text">
      <style:text-properties fo:language="pt" fo:country="PT" officeooo:rsid="00440457"/>
    </style:style>
    <style:style style:name="T7" style:family="text">
      <style:text-properties fo:language="pt" fo:country="PT" officeooo:rsid="00447bdc"/>
    </style:style>
    <style:style style:name="T8" style:family="text">
      <style:text-properties fo:language="pt" fo:country="PT" officeooo:rsid="0044c7ff"/>
    </style:style>
    <style:style style:name="T9" style:family="text">
      <style:text-properties fo:language="pt" fo:country="PT" officeooo:rsid="00470221"/>
    </style:style>
    <style:style style:name="T10" style:family="text">
      <style:text-properties fo:language="pt" fo:country="PT" officeooo:rsid="0047878a"/>
    </style:style>
    <style:style style:name="T11" style:family="text">
      <style:text-properties fo:language="pt" fo:country="PT" officeooo:rsid="0038b2ab"/>
    </style:style>
    <style:style style:name="T12" style:family="text">
      <style:text-properties fo:language="pt" fo:country="PT" officeooo:rsid="00552b03"/>
    </style:style>
    <style:style style:name="T13" style:family="text">
      <style:text-properties fo:language="pt" fo:country="PT" fo:font-weight="bold" style:font-weight-asian="bold" style:font-weight-complex="bold"/>
    </style:style>
    <style:style style:name="T14" style:family="text">
      <style:text-properties fo:language="pt" fo:country="PT" fo:font-weight="bold" officeooo:rsid="0063b616" style:font-weight-asian="bold" style:font-weight-complex="bold"/>
    </style:style>
    <style:style style:name="T15" style:family="text">
      <style:text-properties fo:language="pt" fo:country="PT" officeooo:rsid="0063b616"/>
    </style:style>
    <style:style style:name="T16" style:family="text">
      <style:text-properties fo:language="pt" fo:country="PT" fo:font-weight="normal" officeooo:rsid="0063b616" style:font-weight-asian="normal" style:font-weight-complex="normal"/>
    </style:style>
    <style:style style:name="T17" style:family="text">
      <style:text-properties fo:language="pt" fo:country="PT" officeooo:rsid="00650eb5"/>
    </style:style>
    <style:style style:name="T18" style:family="text">
      <style:text-properties officeooo:rsid="0015d1c3"/>
    </style:style>
    <style:style style:name="T19" style:family="text">
      <style:text-properties officeooo:rsid="0017278c"/>
    </style:style>
    <style:style style:name="T20" style:family="text">
      <style:text-properties officeooo:rsid="001c2348"/>
    </style:style>
    <style:style style:name="T21" style:family="text">
      <style:text-properties officeooo:rsid="001eb478"/>
    </style:style>
    <style:style style:name="T22" style:family="text">
      <style:text-properties officeooo:rsid="0020110c"/>
    </style:style>
    <style:style style:name="T23" style:family="text">
      <style:text-properties officeooo:rsid="00244809"/>
    </style:style>
    <style:style style:name="T24" style:family="text">
      <style:text-properties officeooo:rsid="002782ab"/>
    </style:style>
    <style:style style:name="T25" style:family="text">
      <style:text-properties officeooo:rsid="0035fe03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7278c" style:font-weight-asian="bold" style:font-weight-complex="bold"/>
    </style:style>
    <style:style style:name="T28" style:family="text">
      <style:text-properties fo:font-weight="bold" officeooo:rsid="001eb478" style:font-weight-asian="bold" style:font-weight-complex="bold"/>
    </style:style>
    <style:style style:name="T29" style:family="text">
      <style:text-properties fo:font-weight="bold" officeooo:rsid="0020110c" style:font-weight-asian="bold" style:font-weight-complex="bold"/>
    </style:style>
    <style:style style:name="T30" style:family="text">
      <style:text-properties fo:font-weight="bold" officeooo:rsid="002782ab" style:font-weight-asian="bold" style:font-weight-complex="bold"/>
    </style:style>
    <style:style style:name="T31" style:family="text">
      <style:text-properties fo:font-weight="bold" officeooo:rsid="0067e510" style:font-weight-asian="bold" style:font-weight-complex="bold"/>
    </style:style>
    <style:style style:name="T32" style:family="text">
      <style:text-properties fo:font-weight="bold" officeooo:rsid="0079fe67" style:font-weight-asian="bold" style:font-weight-complex="bold"/>
    </style:style>
    <style:style style:name="T33" style:family="text">
      <style:text-properties fo:font-weight="bold" officeooo:rsid="00531384" style:font-weight-asian="bold" style:font-weight-complex="bold"/>
    </style:style>
    <style:style style:name="T34" style:family="text">
      <style:text-properties officeooo:rsid="005252b4"/>
    </style:style>
    <style:style style:name="T35" style:family="text">
      <style:text-properties officeooo:rsid="00531384"/>
    </style:style>
    <style:style style:name="T36" style:family="text">
      <style:text-properties officeooo:rsid="0060363b"/>
    </style:style>
    <style:style style:name="T37" style:family="text">
      <style:text-properties officeooo:rsid="00620e4e"/>
    </style:style>
    <style:style style:name="T38" style:family="text">
      <style:text-properties officeooo:rsid="0066bd24"/>
    </style:style>
    <style:style style:name="T39" style:family="text">
      <style:text-properties fo:font-style="normal" officeooo:rsid="0066bd24" style:font-style-asian="normal" style:font-style-complex="normal"/>
    </style:style>
    <style:style style:name="T40" style:family="text">
      <style:text-properties fo:font-style="normal" officeooo:rsid="007e2166" style:font-style-asian="normal" style:font-style-complex="normal"/>
    </style:style>
    <style:style style:name="T41" style:family="text">
      <style:text-properties style:font-name="Lucida Console" officeooo:rsid="0066bd24"/>
    </style:style>
    <style:style style:name="T42" style:family="text">
      <style:text-properties style:font-name="Lucida Console" fo:font-style="italic" officeooo:rsid="0066bd24" style:font-style-asian="italic" style:font-style-complex="italic"/>
    </style:style>
    <style:style style:name="T43" style:family="text">
      <style:text-properties style:font-name="Lucida Console" fo:font-style="normal" officeooo:rsid="0066bd24" style:font-style-asian="normal" style:font-style-complex="normal"/>
    </style:style>
    <style:style style:name="T44" style:family="text">
      <style:text-properties officeooo:rsid="0067e510"/>
    </style:style>
    <style:style style:name="T45" style:family="text">
      <style:text-properties officeooo:rsid="0068b66f"/>
    </style:style>
    <style:style style:name="T46" style:family="text">
      <style:text-properties officeooo:rsid="006a17f0"/>
    </style:style>
    <style:style style:name="T47" style:family="text">
      <style:text-properties officeooo:rsid="006bdd89"/>
    </style:style>
    <style:style style:name="T48" style:family="text">
      <style:text-properties officeooo:rsid="00739825"/>
    </style:style>
    <style:style style:name="T49" style:family="text">
      <style:text-properties fo:font-variant="normal" fo:text-transform="none" fo:color="#010101" loext:opacity="100%" style:font-name="inter" fo:font-size="10.5pt" fo:letter-spacing="normal" fo:font-style="normal" fo:font-weight="normal"/>
    </style:style>
    <style:style style:name="T50" style:family="text">
      <style:text-properties fo:font-variant="normal" fo:text-transform="none" fo:color="#010101" loext:opacity="100%" style:font-name="inter" fo:font-size="10.5pt" fo:letter-spacing="normal" fo:font-style="normal" fo:font-weight="normal" officeooo:rsid="0022bd3b"/>
    </style:style>
    <style:style style:name="T51" style:family="text">
      <style:text-properties fo:font-variant="normal" fo:text-transform="none" fo:color="#010101" loext:opacity="100%" style:font-name="inter" fo:font-size="10.5pt" fo:letter-spacing="normal" fo:font-style="normal" fo:font-weight="normal" officeooo:rsid="0079e995"/>
    </style:style>
    <style:style style:name="T52" style:family="text">
      <style:text-properties fo:font-variant="normal" fo:text-transform="none" fo:color="#010101" loext:opacity="100%" style:font-name="inter" fo:font-size="10.5pt" fo:letter-spacing="normal" fo:font-style="normal" fo:font-weight="normal" officeooo:rsid="0079fe67"/>
    </style:style>
    <style:style style:name="T53" style:family="text">
      <style:text-properties fo:font-variant="normal" fo:text-transform="none" fo:color="#010101" loext:opacity="100%" style:font-name="inter" fo:font-size="10.5pt" fo:letter-spacing="normal" fo:font-style="normal" fo:font-weight="bold"/>
    </style:style>
    <style:style style:name="T54" style:family="text">
      <style:text-properties fo:font-variant="normal" fo:text-transform="none" fo:color="#010101" loext:opacity="100%" style:font-name="inter" fo:font-size="10.5pt" fo:letter-spacing="normal" fo:font-style="normal" fo:font-weight="bold" officeooo:rsid="0079e995" style:font-weight-asian="bold" style:font-weight-complex="bold"/>
    </style:style>
    <style:style style:name="T55" style:family="text">
      <style:text-properties fo:font-variant="normal" fo:text-transform="none" fo:color="#000000" loext:opacity="100%" style:font-name="inter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56" style:family="text">
      <style:text-properties fo:font-variant="normal" fo:text-transform="none" fo:color="#000000" loext:opacity="100%" style:font-name="inter" fo:font-size="10.5pt" fo:letter-spacing="normal" fo:font-style="normal" style:text-underline-style="solid" style:text-underline-width="auto" style:text-underline-color="font-color" fo:font-weight="normal" officeooo:rsid="0022bd3b" fo:background-color="transparent" loext:char-shading-value="0"/>
    </style:style>
    <style:style style:name="T57" style:family="text">
      <style:text-properties officeooo:rsid="0079fe67"/>
    </style:style>
    <style:style style:name="T58" style:family="text">
      <style:text-properties officeooo:rsid="007abcc1"/>
    </style:style>
    <style:style style:name="T59" style:family="text">
      <style:text-properties officeooo:rsid="007c2887"/>
    </style:style>
    <style:style style:name="T60" style:family="text">
      <style:text-properties officeooo:rsid="007e21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16cm" fo:text-indent="-0.635cm" fo:margin-left="0.61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CBrLib</text:p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10"><text:a xlink:type="simple" xlink:href="#__RefHeading___Toc242_1412031401" text:style-name="Index_20_Link" text:visited-style-name="Index_20_Link">Sobre<text:tab/>1</text:a></text:p>
          <text:p text:style-name="P10"><text:a xlink:type="simple" xlink:href="#__RefHeading___Toc244_1412031401" text:style-name="Index_20_Link" text:visited-style-name="Index_20_Link">Principais Características<text:tab/>1</text:a></text:p>
          <text:p text:style-name="P10"><text:a xlink:type="simple" xlink:href="#__RefHeading___Toc246_1412031401" text:style-name="Index_20_Link" text:visited-style-name="Index_20_Link">Licença de uso<text:tab/>2</text:a></text:p>
          <text:p text:style-name="P10"><text:a xlink:type="simple" xlink:href="#__RefHeading___Toc248_1412031401" text:style-name="Index_20_Link" text:visited-style-name="Index_20_Link">Download<text:tab/>2</text:a></text:p>
          <text:p text:style-name="P9"><text:a xlink:type="simple" xlink:href="#__RefHeading___Toc250_1412031401" text:style-name="Index_20_Link" text:visited-style-name="Index_20_Link">Binários<text:tab/>2</text:a></text:p>
          <text:p text:style-name="P9"><text:a xlink:type="simple" xlink:href="#__RefHeading___Toc252_1412031401" text:style-name="Index_20_Link" text:visited-style-name="Index_20_Link">Fontes<text:tab/>2</text:a></text:p>
          <text:p text:style-name="P9"><text:a xlink:type="simple" xlink:href="#__RefHeading___Toc254_1412031401" text:style-name="Index_20_Link" text:visited-style-name="Index_20_Link">Exemplos de uso / Demos<text:tab/>2</text:a></text:p>
          <text:p text:style-name="P10"><text:a xlink:type="simple" xlink:href="#__RefHeading___Toc256_1412031401" text:style-name="Index_20_Link" text:visited-style-name="Index_20_Link">Documentação<text:tab/>2</text:a></text:p>
          <text:p text:style-name="P10"><text:a xlink:type="simple" xlink:href="#__RefHeading___Toc258_1412031401" text:style-name="Index_20_Link" text:visited-style-name="Index_20_Link">Requisitos de Sistema<text:tab/>3</text:a></text:p>
          <text:p text:style-name="P10"><text:a xlink:type="simple" xlink:href="#__RefHeading___Toc260_1412031401" text:style-name="Index_20_Link" text:visited-style-name="Index_20_Link">Dependências<text:tab/>3</text:a></text:p>
          <text:p text:style-name="P9"><text:a xlink:type="simple" xlink:href="#__RefHeading___Toc386_1412031401" text:style-name="Index_20_Link" text:visited-style-name="Index_20_Link">Windows<text:tab/>3</text:a></text:p>
          <text:p text:style-name="P9"><text:a xlink:type="simple" xlink:href="#__RefHeading___Toc388_1412031401" text:style-name="Index_20_Link" text:visited-style-name="Index_20_Link">Linux<text:tab/>3</text:a></text:p>
          <text:p text:style-name="P10"><text:a xlink:type="simple" xlink:href="#__RefHeading___Toc262_1412031401" text:style-name="Index_20_Link" text:visited-style-name="Index_20_Link">Obter Suporte<text:tab/>3</text:a></text:p>
          <text:p text:style-name="P9"><text:a xlink:type="simple" xlink:href="#__RefHeading___Toc392_1412031401" text:style-name="Index_20_Link" text:visited-style-name="Index_20_Link">Profissional<text:tab/>3</text:a></text:p>
          <text:p text:style-name="P9"><text:a xlink:type="simple" xlink:href="#__RefHeading___Toc390_1412031401" text:style-name="Index_20_Link" text:visited-style-name="Index_20_Link">Comunidade<text:tab/>3</text:a></text:p>
          <text:p text:style-name="P10"><text:a xlink:type="simple" xlink:href="#__RefHeading___Toc264_1412031401" text:style-name="Index_20_Link" text:visited-style-name="Index_20_Link">Como Instalar / Distribuir<text:tab/>4</text:a></text:p>
          <text:p text:style-name="P9"><text:a xlink:type="simple" xlink:href="#__RefHeading___Toc394_1412031401" text:style-name="Index_20_Link" text:visited-style-name="Index_20_Link">Windows<text:tab/>4</text:a></text:p>
          <text:p text:style-name="P9"><text:a xlink:type="simple" xlink:href="#__RefHeading___Toc396_1412031401" text:style-name="Index_20_Link" text:visited-style-name="Index_20_Link">Linux<text:tab/>4</text:a></text:p>
          <text:p text:style-name="P10"><text:a xlink:type="simple" xlink:href="#__RefHeading___Toc266_1412031401" text:style-name="Index_20_Link" text:visited-style-name="Index_20_Link">Como usar<text:tab/>4</text:a></text:p>
          <text:p text:style-name="P10"><text:a xlink:type="simple" xlink:href="#__RefHeading___Toc268_1412031401" text:style-name="Index_20_Link" text:visited-style-name="Index_20_Link">Histórico de mudanças<text:tab/>4</text:a></text:p>
        </text:index-body>
      </text:table-of-content>
      <text:h text:style-name="Heading_20_1" text:outline-level="1"><text:bookmark-start text:name="__RefHeading___Toc242_1412031401"/>Sobre<text:bookmark-end text:name="__RefHeading___Toc242_1412031401"/></text:h>
      <text:p text:style-name="Text_20_body"><text:tab/><text:span text:style-name="T20">Se você ainda não conhece o Projeto ACBr, por favor primeiro leia as informações dessa página: </text:span><text:a xlink:type="simple" xlink:href="https://www.projetoacbr.com.br/perguntas-frequentes/" text:style-name="Internet_20_link" text:visited-style-name="Visited_20_Internet_20_Link"><text:span text:style-name="T20">https://www.projetoacbr.com.br/perguntas-frequentes/</text:span></text:a></text:p>
      <text:p text:style-name="P1"><text:tab/><text:span text:style-name="T20">A</text:span> <text:span text:style-name="T26">ACBrLib</text:span> é um conjunto de bibliotecas <text:span text:style-name="T18">compartilhadas, que torna possível o uso dos componentes do Projeto ACBr, em qualquer linguagem de programação. </text:span></text:p>
      <text:p text:style-name="P8"><text:tab/>Cada componente principal do ACBr, foi encapsulado em uma Biblioteca independente. Exemplo: O componente ACBrPosPrinter (para impressão em EscPos), está encapsulado na biblioteca ACBrLibPosPrinter.</text:p>
      <text:p text:style-name="Text_20_body"><text:span text:style-name="T21"><text:tab/>Saiba mais sobre a </text:span><text:span text:style-name="T28">ACBrLib</text:span><text:span text:style-name="T21"> em: </text:span><text:a xlink:type="simple" xlink:href="https://www.projetoacbr.com.br/acbrlib/" text:style-name="Internet_20_link" text:visited-style-name="Visited_20_Internet_20_Link">https://www.projetoacbr.com.br/acbrlib/</text:a></text:p>
      <text:h text:style-name="Heading_20_1" text:outline-level="1"><text:bookmark-start text:name="__RefHeading___Toc244_1412031401"/>Principais Características<text:bookmark-end text:name="__RefHeading___Toc244_1412031401"/></text:h>
      <text:list xml:id="list3649574857" text:style-name="L1">
        <text:list-item>
          <text:p text:style-name="P20"><text:span text:style-name="T19">A </text:span><text:span text:style-name="T27">ACBrLib</text:span><text:span text:style-name="T19"> é compilada em Windows (DLL) e Linux (SO), nas arquiteturas 32 e 64 bits, e convenções de chamada StdCall e Cdecl. (Veja a sessão: </text:span><text:a xlink:type="simple" xlink:href="#Binários|outline" text:style-name="Internet_20_link" text:visited-style-name="Visited_20_Internet_20_Link"><text:span text:style-name="T19">Download, Binários</text:span></text:a><text:span text:style-name="T19">)</text:span></text:p>
        </text:list-item>
        <text:list-item>
          <text:p text:style-name="P23">Todos os Binários gerados para Windows, são versionados e assinados com o certificado digital do Projeto ACBr.</text:p>
        </text:list-item>
        <text:list-item>
          <text:p text:style-name="P21"><text:soft-page-break/><text:span text:style-name="T19">Acompanham classes de Alto Nível, para facilitar o uso e integração com linguagens populares, como: Java, C#, VB e outras: (Veja a sessão: </text:span><text:a xlink:type="simple" xlink:href="#Demos|outline" text:style-name="Internet_20_link" text:visited-style-name="Visited_20_Internet_20_Link"><text:span text:style-name="T19">Download, Demos</text:span></text:a><text:span text:style-name="T19">)</text:span></text:p>
        </text:list-item>
        <text:list-item>
          <text:p text:style-name="P22"><text:span text:style-name="T19">O projeto ACBr e a </text:span><text:span text:style-name="T27">ACBrLib</text:span><text:span text:style-name="T19">, contam com uma vasta comunidade de usuários. O que ajuda muito no suporte, melhorias e contribuições. (Veja a sessão: </text:span><text:a xlink:type="simple" xlink:href="#5.Obter Suporte|outline" text:style-name="Internet_20_link" text:visited-style-name="Visited_20_Internet_20_Link"><text:span text:style-name="T19">Obter Suporte</text:span></text:a><text:span text:style-name="T19">)</text:span></text:p>
        </text:list-item>
        <text:list-item>
          <text:p text:style-name="P20"><text:span text:style-name="T19">A </text:span><text:span text:style-name="T27">ACBrLib</text:span><text:span text:style-name="T19"> e os componentes do Projeto ACBr são desenvolvidos em Object Pascal. A </text:span><text:span text:style-name="T27">ACBrLib</text:span><text:span text:style-name="T19"> pode ser compilada com Lazarus /FPC</text:span></text:p>
        </text:list-item>
      </text:list>
      <text:h text:style-name="Heading_20_1" text:outline-level="1"><text:bookmark-start text:name="__RefHeading___Toc246_1412031401"/>Licen<text:span text:style-name="T1">ç</text:span>a <text:span text:style-name="T1">de uso</text:span><text:bookmark-end text:name="__RefHeading___Toc246_1412031401"/></text:h>
      <text:p text:style-name="Text_20_body"><text:tab/><text:span text:style-name="T22">Assim como todos os fontes do Projeto ACBr, a </text:span><text:span text:style-name="T29">ACBrLib</text:span><text:span text:style-name="T22">, Demos e Classes de Alto nível, são distribuídas em Código Aberto, usando a licença LGPL.</text:span></text:p>
      <text:p text:style-name="Text_20_body"><text:a xlink:type="simple" xlink:href="http://licencas.softwarelivre.org/lgpl-3.0.pt-br.html" text:style-name="Internet_20_link" text:visited-style-name="Visited_20_Internet_20_Link">http://licencas.softwarelivre.org/lgpl-3.0.pt-br.html</text:a></text:p>
      <text:p text:style-name="Text_20_body"><text:a xlink:type="simple" xlink:href="https://pt.wikipedia.org/wiki/GNU_Lesser_General_Public_License" text:style-name="Internet_20_link" text:visited-style-name="Visited_20_Internet_20_Link">https://pt.wikipedia.org/wiki/GNU_Lesser_General_Public_License</text:a></text:p>
      <text:h text:style-name="Heading_20_1" text:outline-level="1"><text:bookmark-start text:name="__RefHeading___Toc248_1412031401"/>Download<text:bookmark-end text:name="__RefHeading___Toc248_1412031401"/></text:h>
      <text:h text:style-name="Heading_20_2" text:outline-level="2"><text:bookmark-start text:name="__RefHeading___Toc250_1412031401"/>Binários<text:bookmark-end text:name="__RefHeading___Toc250_1412031401"/></text:h>
      <text:list xml:id="list123498471" text:style-name="L2">
        <text:list-item>
          <text:p text:style-name="P24"><text:span text:style-name="T50">Link versão </text:span><text:span text:style-name="T54">PRO</text:span><text:span text:style-name="T50">:<text:line-break/></text:span><text:a xlink:type="simple" xlink:href="https://www.projetoacbr.com.br/forum/files/category/36-acbrlib/" text:style-name="Internet_20_link" text:visited-style-name="Visited_20_Internet_20_Link"><text:span text:style-name="T56">https://www.projetoacbr.com.br/forum/files/category/36-acbrlib/</text:span></text:a><text:span text:style-name="T51"> <text:line-break/></text:span><text:span text:style-name="T52">para</text:span><text:span text:style-name="T51"> baixar os binários da versão </text:span><text:span text:style-name="T54">PRO</text:span><text:span text:style-name="T52">, você precisa ser assinante do </text:span><text:span text:style-name="Strong_20_Emphasis"><text:span text:style-name="T53">ACBr Pro</text:span></text:span><text:span text:style-name="Strong_20_Emphasis"><text:span text:style-name="T49"> </text:span></text:span><text:a xlink:type="simple" xlink:href="https://projetoacbr.com.br/pro/" text:style-name="Internet_20_link" text:visited-style-name="Visited_20_Internet_20_Link"><text:span text:style-name="Strong_20_Emphasis">https://projetoacbr.com.br/pro/</text:span></text:a></text:p>
        </text:list-item>
        <text:list-item>
          <text:p text:style-name="P24"><text:span text:style-name="T49">Link versão Demo (Com restrições de uso)*:<text:line-break/></text:span><text:a xlink:type="simple" xlink:href="https://www.projetoacbr.com.br/forum/files/category/63-acbrlib-demo/" text:style-name="Internet_20_link" text:visited-style-name="Visited_20_Internet_20_Link"><text:span text:style-name="T55">https://www.projetoacbr.com.br/forum/files/category/63-acbrlib-demo/</text:span></text:a><text:span text:style-name="T49"><text:line-break/>Para baixar os binários, você precisa ser cadastrado </text:span><text:span text:style-name="T51">em </text:span><text:span text:style-name="T49">nosso fórum.</text:span></text:p>
        </text:list-item>
      </text:list>
      <text:h text:style-name="Heading_20_2" text:outline-level="2"><text:bookmark-start text:name="__RefHeading___Toc252_1412031401"/>Fontes<text:bookmark-end text:name="__RefHeading___Toc252_1412031401"/></text:h>
      <text:p text:style-name="P2">Você pode baixar os Fontes <text:span text:style-name="T24">do ACBr e da </text:span><text:span text:style-name="T30">ACBrLib</text:span><text:span text:style-name="T24">, direto do nosso repositório </text:span>SVN. Veja instruções em: <text:a xlink:type="simple" xlink:href="https://www.projetoacbr.com.br/fontes/" text:style-name="Internet_20_link" text:visited-style-name="Visited_20_Internet_20_Link">https://www.projetoacbr.com.br/fontes/</text:a></text:p>
      <text:h text:style-name="Heading_20_2" text:outline-level="2"><text:bookmark-start text:name="__RefHeading___Toc254_1412031401"/><text:span text:style-name="T25">Exemplos de uso / </text:span>Demos<text:bookmark-end text:name="__RefHeading___Toc254_1412031401"/></text:h>
      <text:p text:style-name="P2">Link direto para download dos Demos por SVN:<text:line-break/><text:a xlink:type="simple" xlink:href="http://svn.code.sf.net/p/acbr/code/trunk2/Projetos/ACBrLib/Demos/" text:style-name="Internet_20_link" text:visited-style-name="Visited_20_Internet_20_Link">http://svn.code.sf.net/p/acbr/code/trunk2/Projetos/ACBrLib/Demos/</text:a></text:p>
      <text:p text:style-name="P12"><text:span text:style-name="T26">NOTA: </text:span>Você precisa usar um “Client SVN” para baixar os fontes e Demos. Você pode encontrar instruções de como usar SVN em: <text:a xlink:type="simple" xlink:href="https://www.projetoacbr.com.br/fontes/" text:style-name="Internet_20_link" text:visited-style-name="Visited_20_Internet_20_Link"><text:span text:style-name="T23">https://www.projetoacbr.com.br/fontes/</text:span></text:a></text:p>
      <text:h text:style-name="P19" text:outline-level="1"><text:bookmark-start text:name="__RefHeading___Toc256_1412031401"/>Documentação<text:bookmark-end text:name="__RefHeading___Toc256_1412031401"/></text:h>
      <text:p text:style-name="P3">On-Line: <text:a xlink:type="simple" xlink:href="https://acbr.sourceforge.io/ACBrLib/ACBrLib.html" text:style-name="Internet_20_link" text:visited-style-name="Visited_20_Internet_20_Link">https://acbr.sourceforge.io/ACBrLib/ACBrLib.html</text:a></text:p>
      <text:h text:style-name="Heading_20_1" text:outline-level="1"><text:bookmark-start text:name="__RefHeading___Toc258_1412031401"/><text:soft-page-break/><text:span text:style-name="T2">Requisitos de </text:span><text:span text:style-name="T4">S</text:span><text:span text:style-name="T2">istema</text:span><text:bookmark-end text:name="__RefHeading___Toc258_1412031401"/></text:h>
      <text:list xml:id="list587115459" text:style-name="L3">
        <text:list-item>
          <text:p text:style-name="P25"><text:span text:style-name="T11">S</text:span><text:span text:style-name="T12">istema Operacional: </text:span><text:span text:style-name="T3">W</text:span><text:span text:style-name="T11">indows XP ou superior 32/64; <text:s/>Linux 32/64</text:span></text:p>
        </text:list-item>
        <text:list-item>
          <text:p text:style-name="P26">CPU: i386, x86_64</text:p>
        </text:list-item>
      </text:list>
      <text:h text:style-name="Heading_20_1" text:outline-level="1"><text:bookmark-start text:name="__RefHeading___Toc260_1412031401"/>Dependências<text:bookmark-end text:name="__RefHeading___Toc260_1412031401"/></text:h>
      <text:p text:style-name="P4"><text:span text:style-name="T2"><text:tab/>Alguns componentes do ACBr, fazem uso de bibliotecas de terceiros, como por exemplo: OpenSSL, e LibXML</text:span><text:span text:style-name="T8">2</text:span><text:span text:style-name="T2">.</text:span></text:p>
      <text:p text:style-name="Text_20_body"><text:span text:style-name="T48">NOTA: Use </text:span>bibliotecas <text:span text:style-name="T36">d</text:span>a mesma arquitetura do seu sistema. Exemplo: Se você compila seu <text:span text:style-name="T37">executável</text:span> em 32 bits, precisará usar a <text:span text:style-name="T26">ACBrLib</text:span> e suas dependências, na versão 32 bits (<text:span text:style-name="T57">independente se o </text:span>Sistema Operacional <text:span text:style-name="T57">é</text:span> 64 bits)</text:p>
      <text:h text:style-name="Heading_20_2" text:outline-level="2"><text:bookmark-start text:name="__RefHeading___Toc386_1412031401"/><text:span text:style-name="T6">W</text:span><text:span text:style-name="T2">indows</text:span><text:bookmark-end text:name="__RefHeading___Toc386_1412031401"/></text:h>
      <text:p text:style-name="P4"><text:span text:style-name="T9"><text:tab/></text:span><text:span text:style-name="T15">Você poderá encontrar as Dependências para a sua </text:span><text:span text:style-name="T14">ACBrLib, </text:span><text:span text:style-name="T16">no mesmo </text:span><text:span text:style-name="T9">arquivo </text:span><text:span text:style-name="T7">ZIP. </text:span><text:span text:style-name="T17">Elas estão na Pasta</text:span><text:span text:style-name="T7"> </text:span><text:span text:style-name="T2">“</text:span><text:span text:style-name="T17">\</text:span><text:span text:style-name="T2">dep</text:span><text:span text:style-name="T17">\</text:span><text:span text:style-name="T2">”. </text:span></text:p>
      <text:h text:style-name="Heading_20_2" text:outline-level="2"><text:bookmark-start text:name="__RefHeading___Toc388_1412031401"/><text:span text:style-name="T5">L</text:span><text:span text:style-name="T2">inux</text:span><text:bookmark-end text:name="__RefHeading___Toc388_1412031401"/></text:h>
      <text:p text:style-name="P4"><text:span text:style-name="T6"><text:tab/></text:span><text:span text:style-name="T10">V</text:span><text:span text:style-name="T5">ocê precisará instalar as dependências, </text:span><text:span text:style-name="T6">e criar os Links simbólicos necessários.</text:span></text:p>
      <text:p text:style-name="P12"><text:span text:style-name="T2">É recomendado usar o </text:span><text:span text:style-name="T13">Docker oficial do ACBr</text:span><text:span text:style-name="T2">, pois ele já proverá todas as dependências, links simbólicos e configurações resolvidas</text:span></text:p>
      <text:h text:style-name="P18" text:outline-level="1"><text:bookmark-start text:name="__RefHeading___Toc262_1412031401"/>Obter Suporte<text:bookmark-end text:name="__RefHeading___Toc262_1412031401"/></text:h>
      <text:p text:style-name="P14"><text:tab/>Você pode obter suporte <text:span text:style-name="T32">Profissional</text:span><text:span text:style-name="T57"> ou da Comunidade, </text:span>no Fórum <text:span text:style-name="T57">ou Discord </text:span>do ACBr.</text:p>
      <text:list xml:id="list1881032539" text:style-name="L4">
        <text:list-item>
          <text:p text:style-name="P27"><text:span text:style-name="T57">Discord: </text:span><text:a xlink:type="simple" xlink:href="https://discord.gg/acbr" text:style-name="Internet_20_link" text:visited-style-name="Visited_20_Internet_20_Link"><text:span text:style-name="T57">https://discord.gg/acbr</text:span></text:a></text:p>
        </text:list-item>
        <text:list-item>
          <text:p text:style-name="P28">Fórum: <text:a xlink:type="simple" xlink:href="https://www.projetoacbr.com.br/forum/forum/76-acbrlib/" text:style-name="Internet_20_link" text:visited-style-name="Visited_20_Internet_20_Link"><text:span text:style-name="T34">https://www.projetoacbr.com.br/forum/forum/76-acbrlib/</text:span></text:a><text:span text:style-name="T34">. </text:span></text:p>
        </text:list-item>
      </text:list>
      <text:p text:style-name="P12"/>
      <text:h text:style-name="Heading_20_2" text:outline-level="2"><text:bookmark-start text:name="__RefHeading___Toc392_1412031401"/>Profissional<text:bookmark-end text:name="__RefHeading___Toc392_1412031401"/></text:h>
      <text:p text:style-name="Text_20_body"><text:tab/><text:span text:style-name="T35">Se você precisa de Suporte Técnico especializado, diretamente com os desenvolvedores do ACBr, </text:span><text:span text:style-name="T57">com garantia </text:span><text:span text:style-name="T59">d</text:span><text:span text:style-name="T57">e resposta, </text:span><text:span text:style-name="T59">e SLA de atendimento.. então </text:span><text:span text:style-name="T57">v</text:span><text:span text:style-name="T35">ocê </text:span><text:span text:style-name="T59">deve </text:span><text:span text:style-name="T35">assinar o </text:span><text:span text:style-name="T33">ACBr Pro</text:span><text:span text:style-name="T35">, saiba mais em: </text:span><text:a xlink:type="simple" xlink:href="https://projetoacbr.com.br/pro/" text:style-name="Internet_20_link" text:visited-style-name="Visited_20_Internet_20_Link"><text:span text:style-name="T35">https://projetoacbr.com.br/pro/</text:span></text:a></text:p>
      <text:h text:style-name="P11" text:outline-level="2"><text:bookmark-start text:name="__RefHeading___Toc390_1412031401"/>Comunidade<text:bookmark-end text:name="__RefHeading___Toc390_1412031401"/></text:h>
      <text:p text:style-name="P13"><text:tab/><text:span text:style-name="T58">O Suporte gratuito, é mantido pela comunidade de usuários do ACBr. </text:span><text:span text:style-name="T60">O</text:span><text:span text:style-name="T58">u seja, é um </text:span><text:span text:style-name="T60">serviço </text:span><text:span text:style-name="T58">voluntário, </text:span><text:span text:style-name="T60">onde </text:span><text:span text:style-name="T58">os usuários </text:span><text:span text:style-name="T60">do ACBr </text:span><text:span text:style-name="T58">respondem quando estão disponíveis e sabem a resposta.</text:span></text:p>
      <text:h text:style-name="Heading_20_1" text:outline-level="1"><text:bookmark-start text:name="__RefHeading___Toc264_1412031401"/><text:soft-page-break/>Como Instalar / Distribuir<text:bookmark-end text:name="__RefHeading___Toc264_1412031401"/></text:h>
      <text:h text:style-name="Heading_20_2" text:outline-level="2"><text:bookmark-start text:name="__RefHeading___Toc394_1412031401"/>Windows<text:bookmark-end text:name="__RefHeading___Toc394_1412031401"/></text:h>
      <text:p text:style-name="P5"><text:tab/>O melhor lugar para copiar a ACBrLib e suas dependências, é <text:span text:style-name="T26">na mesma pasta do seu Executável</text:span>. </text:p>
      <text:p text:style-name="P5"><text:tab/>Evite copiar <text:span text:style-name="T38">os arquivos .</text:span>DLL para diretórios do Sistema Operacional, como: Windows\System32 ou Windows\SysWow64 <text:span text:style-name="T38">(isso evita conflito entre .DLLs)</text:span></text:p>
      <text:p text:style-name="P5"><text:tab/><text:span text:style-name="T39">Não é necessário registrar as DLLs.</text:span></text:p>
      <text:h text:style-name="Heading_20_2" text:outline-level="2"><text:bookmark-start text:name="__RefHeading___Toc396_1412031401"/>Linux<text:bookmark-end text:name="__RefHeading___Toc396_1412031401"/></text:h>
      <text:p text:style-name="Text_20_body"><text:tab/><text:span text:style-name="T38">Como “root”, copie o arquivo .SO para a pasta </text:span><text:span text:style-name="T41">/</text:span><text:span text:style-name="T42">usr</text:span><text:span text:style-name="T43">/lib</text:span><text:span text:style-name="T39"> ou </text:span><text:span text:style-name="T43">/</text:span><text:span text:style-name="T42">usr</text:span><text:span text:style-name="T43">/lib64</text:span><text:span text:style-name="T39"> (conforme o caso, </text:span><text:span text:style-name="T40">e nas pastas recomendadas de sua distribuição Linux</text:span><text:span text:style-name="T39">)</text:span></text:p>
      <text:p text:style-name="P15"/>
      <text:h text:style-name="Heading_20_1" text:outline-level="1"><text:bookmark-start text:name="__RefHeading___Toc266_1412031401"/>Como usar<text:bookmark-end text:name="__RefHeading___Toc266_1412031401"/></text:h>
      <text:p text:style-name="P6"><text:tab/><text:a xlink:type="simple" xlink:href="#5.Documentação|outline" text:style-name="Internet_20_link" text:visited-style-name="Visited_20_Internet_20_Link">Consulte a documentação</text:a>, para uma compreensão melhor.</text:p>
      <text:list xml:id="list1127686789" text:style-name="L5">
        <text:list-item>
          <text:p text:style-name="P30">Copie/Instale a ACBrLib, conforme sugerido em: <text:a xlink:type="simple" xlink:href="#9.Como Instalar / Distribuir|outline" text:style-name="Internet_20_link" text:visited-style-name="Visited_20_Internet_20_Link">Como Instalar / Distribuir</text:a></text:p>
        </text:list-item>
        <text:list-item>
          <text:p text:style-name="P31">Verifique <text:span text:style-name="T45">em </text:span><text:a xlink:type="simple" xlink:href="#Exemplos de uso / Demos|outline" text:style-name="Internet_20_link" text:visited-style-name="Visited_20_Internet_20_Link">Download, </text:a><text:a xlink:type="simple" xlink:href="#Exemplos de uso / Demos|outline" text:style-name="Internet_20_link" text:visited-style-name="Visited_20_Internet_20_Link"><text:span text:style-name="T25">Exemplos de uso / </text:span></text:a><text:a xlink:type="simple" xlink:href="#Exemplos de uso / Demos|outline" text:style-name="Internet_20_link" text:visited-style-name="Visited_20_Internet_20_Link">Demos</text:a>, <text:span text:style-name="T45">se</text:span> <text:span text:style-name="T44">já existe para a sua</text:span> linguagem, Classes de Alto nível, <text:span text:style-name="T44">i</text:span>sso ajuda enormemente o uso da Biblioteca.</text:p>
        </text:list-item>
        <text:list-item>
          <text:p text:style-name="P32">Familiarize-se com o arquivo de configuração da ACBrLib <text:span text:style-name="T46">(o arquivo é criado, se não existir, durante a Inicialização da ACBrLib)</text:span></text:p>
        </text:list-item>
        <text:list-item>
          <text:p text:style-name="P32">Chame o método de Inicialização da ACBrLib, <text:span text:style-name="T26">LIB_inicializar</text:span> (onde “LIB” seria o nome da ACBrLib utilizada exemplo: (POS, ETQ, NFE)</text:p>
        </text:list-item>
        <text:list-item>
          <text:p text:style-name="P32">Use os métodos da ACBrLib...</text:p>
        </text:list-item>
        <text:list-item>
          <text:p text:style-name="P29"><text:span text:style-name="T44">Quando terminar, encerre a ACBrLib, chamando: </text:span><text:span text:style-name="T31">LIB</text:span><text:span text:style-name="T26">_Finalizar</text:span></text:p>
        </text:list-item>
      </text:list>
      <text:h text:style-name="Heading_20_1" text:outline-level="1"><text:bookmark-start text:name="__RefHeading___Toc268_1412031401"/>Histórico de mudanças<text:bookmark-end text:name="__RefHeading___Toc268_1412031401"/></text:h>
      <text:p text:style-name="P7"><text:tab/><text:a xlink:type="simple" xlink:href="#5.Documentação|outline" text:style-name="Internet_20_link" text:visited-style-name="Visited_20_Internet_20_Link"><text:span text:style-name="T38">Consulte na documentação</text:span></text:a><text:span text:style-name="T38">, a sessão: “</text:span>Histórico de Alterações”, <text:span text:style-name="T47">de cada ACBrLib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inter" svg:font-family="inter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1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" fo:font-family="Arial" style:font-style-name="Negrito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Arial" fo:font-family="Arial" style:font-style-name="Negrito" style:font-family-generic="swiss" style:font-pitch="variable" fo:font-size="14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 text:c="2"/><draw:frame draw:style-name="Mfr1" draw:name="Figura1" text:anchor-type="char" svg:x="15.748cm" svg:y="-0.169cm" svg:width="0.811cm" svg:height="0.811cm" draw:z-index="0"><draw:image xlink:href="Pictures/10000001000000600000006032EA22B1363C9818.png" xlink:type="simple" xlink:show="embed" xlink:actuate="onLoad" draw:mime-type="image/png"/></draw:frame><text:s/><text:a xlink:type="simple" xlink:href="https://www.projetoacbr.com.br/acbrlib/" text:style-name="Internet_20_link" text:visited-style-name="Visited_20_Internet_20_Link">https://www.projetoacbr.com.br/acbrlib/</text:a> 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iel Simões de Almeida</meta:initial-creator>
    <meta:creation-date>2019-09-05T13:00:58.493000000</meta:creation-date>
    <dc:date>2025-02-28T20:49:34.602000000</dc:date>
    <meta:editing-duration>PT4H23M28S</meta:editing-duration>
    <meta:editing-cycles>90</meta:editing-cycles>
    <meta:generator>LibreOffice/7.3.2.2$Windows_X86_64 LibreOffice_project/49f2b1bff42cfccbd8f788c8dc32c1c309559be0</meta:generator>
    <meta:document-statistic meta:table-count="0" meta:image-count="1" meta:object-count="0" meta:page-count="4" meta:paragraph-count="86" meta:word-count="787" meta:character-count="5478" meta:non-whitespace-character-count="4764"/>
  </office:meta>
</office:document-meta>
</file>